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<text:soft-page-break/>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3-12T20:18:14.78">12.03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452" meta:word-count="1558" meta:character-count="10659"/>
    <meta:user-defined meta:name="Поле 1"/>
    <meta:user-defined meta:name="Поле 2"/>
    <meta:user-defined meta:name="Поле 3"/>
    <meta:user-defined meta:name="Поле 4"/>
  </office:meta>
</office:document-meta>
</file>